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fo:font-weight="normal" style:font-weight-asian="normal" style:font-weight-complex="normal"/>
    </style:style>
    <style:style style:name="P3" style:family="paragraph" style:parent-style-name="Standard" style:list-style-name="L1">
      <style:text-properties fo:language="de" fo:country="DE"/>
    </style:style>
    <style:style style:name="P4" style:family="paragraph" style:parent-style-name="Standard" style:list-style-name="L2">
      <style:text-properties fo:language="de" fo:country="DE"/>
    </style:style>
    <style:style style:name="P5" style:family="paragraph" style:parent-style-name="Standard" style:list-style-name="L3">
      <style:paragraph-properties fo:margin-left="2.501cm" fo:margin-right="0cm" fo:text-indent="-0.635cm" style:auto-text-indent="false"/>
      <style:text-properties fo:language="de" fo:country="DE"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-0.635cm" style:auto-text-indent="false"/>
      <style:text-properties fo:language="de" fo:country="DE" fo:font-weight="normal" style:font-weight-asian="normal" style:font-weight-complex="normal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stion du matériel </text:p>
      <text:p text:style-name="Standard"><text:tab/>planification de l'affectation du matériel<text:tab/></text:p>
      <text:p text:style-name="Standard"><text:tab/><text:tab/><text:span text:style-name="T1">gestion de la planification de affectation du matériel: consultation, màj</text:span></text:p>
      <text:p text:style-name="Standard"><text:tab/><text:tab/>consultation du matériel </text:p>
      <text:p text:style-name="Standard"><text:tab/><text:tab/>consultation de la planification d'utilisation du matériel<text:tab/></text:p>
      <text:p text:style-name="Standard"><text:tab/><text:tab/>consultation de la planification d'achat du matériel</text:p>
      <text:p text:style-name="Standard"><text:tab/><text:tab/>consultation de la planification de maintenance</text:p>
      <text:p text:style-name="Standard"><text:tab/><text:tab/>consultation des achats/locations</text:p>
      <text:p text:style-name="Standard"><text:tab/><text:tab/>consultation des statistiques</text:p>
      <text:p text:style-name="Standard"><text:tab/>affectation du matériel</text:p>
      <text:p text:style-name="Standard"><text:tab/><text:tab/>gestion d'une fiche d'affectation:création, consultation, màj, suppression</text:p>
      <text:p text:style-name="Standard"><text:tab/><text:tab/>consultation de la planification de maintenance préventive</text:p>
      <text:p text:style-name="Standard"><text:tab/><text:tab/>consultation de la maintenance en cours</text:p>
      <text:p text:style-name="Standard"><text:tab/><text:tab/>consultation de la planification d'affectation</text:p>
      <text:p text:style-name="Standard"><text:tab/><text:tab/>consultation du matériel</text:p>
      <text:p text:style-name="Standard"><text:tab/><text:tab/><text:span text:style-name="T2">consultation des factures</text:span></text:p>
      <text:p text:style-name="P2"><text:tab/><text:tab/>consultation des achats/locations en cours</text:p>
      <text:p text:style-name="Standard"><text:tab/><text:span text:style-name="T2">gestion du parc</text:span></text:p>
      <text:p text:style-name="P2"><text:tab/><text:tab/>reception du matériel</text:p>
      <text:p text:style-name="P2"><text:tab/><text:tab/>enovoi du matériel</text:p>
      <text:p text:style-name="P2"><text:tab/><text:tab/>consultation du matériel</text:p>
      <text:p text:style-name="P2"><text:tab/><text:tab/>consultation des propietés d'un matériel </text:p>
      <text:p text:style-name="P2"><text:tab/><text:tab/>consultation des factures</text:p>
      <text:p text:style-name="P2"><text:tab/><text:tab/>gestion du matériel: creation, consultation, màj, suppresion</text:p>
      <text:p text:style-name="P2"><text:tab/><text:tab/>gestion du type de matériel: creation, consultation, màj, suppresion<text:tab/><text:tab/> </text:p>
      <text:p text:style-name="P2"><text:tab/>facturation chantiers</text:p>
      <text:p text:style-name="P2"><text:tab/><text:tab/>gestion des factures:création, consultation, màj, suppression</text:p>
      <text:p text:style-name="P2"><text:tab/><text:tab/>envoyer une facture</text:p>
      <text:p text:style-name="P2"><text:tab/><text:tab/>envoyer une relance</text:p>
      <text:p text:style-name="P2"><text:tab/><text:tab/>consultation chantiers</text:p>
      <text:p text:style-name="P2"><text:tab/><text:tab/></text:p>
      <text:p text:style-name="Standard"><text:tab/></text:p>
      <text:p text:style-name="Standard">Gestion d'achats</text:p>
      <text:p text:style-name="Standard"><text:tab/>gestion fournisseurs</text:p>
      <text:p text:style-name="Standard"><text:tab/><text:tab/>gestion d'une fiche fournisseur:création, consultation, màj, suppression</text:p>
      <text:p text:style-name="Standard"><text:tab/><text:tab/><text:span text:style-name="T1">consultation des planification d'affectation du matériel</text:span></text:p>
      <text:p text:style-name="Standard"><text:span text:style-name="T1"><text:tab/><text:tab/></text:span>consultation des factures</text:p>
      <text:p text:style-name="Standard"><text:tab/><text:tab/>consultation du matériel </text:p>
      <text:p text:style-name="Standard"><text:tab/><text:tab/>consultation de planification d'achat/location</text:p>
      <text:p text:style-name="Standard"><text:tab/><text:span text:style-name="T1">plannifications achats<text:tab/>/ location</text:span></text:p>
      <text:p text:style-name="P1"><text:tab/><text:tab/>gestion de la planification d'achats/location: consultation, màj</text:p>
      <text:p text:style-name="Standard"><text:tab/><text:tab/>consultation des planification d'utilisation du matériel</text:p>
      <text:p text:style-name="Standard"><text:tab/><text:tab/><text:span text:style-name="T1">consultation des planification d'affectation du matériel</text:span></text:p>
      <text:p text:style-name="P1"><text:tab/><text:tab/>consultation des planification de maintenance du matériel</text:p>
      <text:p text:style-name="Standard"><text:tab/><text:tab/>consultation des factures</text:p>
      <text:p text:style-name="P1"><text:tab/><text:tab/>consultation du matériel </text:p>
      <text:p text:style-name="P1"><text:tab/><text:tab/>consultation des statistiques</text:p>
      <text:p text:style-name="P1"><text:tab/>achats/location matériel</text:p>
      <text:p text:style-name="P1"><text:tab/><text:tab/>achat matériel </text:p>
      <text:list xml:id="list41186441" text:style-name="L1">
        <text:list-item>
          <text:p text:style-name="P3">gestion d'une fiche d'achat du matériel:création, consultation, màj, suppression</text:p>
        </text:list-item>
        <text:list-item>
          <text:p text:style-name="P3">reception des commandes d'achat matériel</text:p>
        </text:list-item>
        <text:list-item>
          <text:p text:style-name="P3"><text:soft-page-break/>consultation de la planification d'achats/location</text:p>
        </text:list-item>
        <text:list-item>
          <text:p text:style-name="P3">consultation et generation des statistiques</text:p>
        </text:list-item>
        <text:list-item>
          <text:p text:style-name="P3">consultation des fournisseurs</text:p>
        </text:list-item>
      </text:list>
      <text:p text:style-name="P1"><text:tab/><text:tab/>location matériel</text:p>
      <text:list xml:id="list41195509" text:style-name="L2">
        <text:list-item>
          <text:p text:style-name="P4">gestion d'une fiche de location du matériel:création, consultation, màj, suppression</text:p>
        </text:list-item>
        <text:list-item>
          <text:p text:style-name="P4">reception des commandes de location matériel</text:p>
        </text:list-item>
      </text:list>
      <text:list xml:id="list41238124" text:continue-list="list41186441" text:style-name="L1">
        <text:list-item>
          <text:p text:style-name="P3">consultation de la planification d'achats/location</text:p>
        </text:list-item>
        <text:list-item>
          <text:p text:style-name="P3">consultation et generation des statistiques</text:p>
        </text:list-item>
        <text:list-item>
          <text:p text:style-name="P3">consultation des fournisseurs</text:p>
        </text:list-item>
      </text:list>
      <text:p text:style-name="P1"/>
      <text:p text:style-name="P1"><text:tab/></text:p>
      <text:p text:style-name="P1"/>
      <text:p text:style-name="Standard">Gestion de maintenance</text:p>
      <text:p text:style-name="Standard"><text:tab/><text:span text:style-name="T2">gestion des demandes de maintenance du chantier</text:span></text:p>
      <text:list xml:id="list41192587" text:style-name="L3">
        <text:list-item>
          <text:p text:style-name="P5">gestion d'une fiche de maintenance provenant du chantier: :création, consultation, màj, suppression</text:p>
        </text:list-item>
        <text:list-item>
          <text:p text:style-name="P5">gestion des avis de maintenance: reception, envoi</text:p>
        </text:list-item>
      </text:list>
      <text:p text:style-name="P6"><text:tab/>gestion des demandes de maintenance preventive</text:p>
      <text:list xml:id="list41251762" text:continue-numbering="true" text:style-name="L3">
        <text:list-item>
          <text:p text:style-name="P5">gestion d'une fiche de maintenance preventive: :création, consultation, màj, suppression</text:p>
        </text:list-item>
        <text:list-item>
          <text:p text:style-name="P5">gestion des avis de maintenance: reception, envoi</text:p>
        </text:list-item>
        <text:list-item>
          <text:p text:style-name="P5">consultation de la planification preventive</text:p>
        </text:list-item>
      </text:list>
      <text:p text:style-name="P2"><text:tab/>gestion des contrats avec les entreprises de maintenance</text:p>
      <text:p text:style-name="P2"><text:tab/><text:tab/>changer le sous-traitant</text:p>
      <text:p text:style-name="P2"><text:tab/><text:tab/>créer un contrat de maintenance</text:p>
      <text:p text:style-name="P2"><text:tab/><text:tab/>consulter les contrats de maintenance</text:p>
      <text:p text:style-name="P2"><text:tab/><text:tab/>supprimer un contrat de maintenance</text:p>
      <text:p text:style-name="P2"><text:tab/>plannification de la maintennace preventive</text:p>
      <text:p text:style-name="P2"><text:tab/><text:tab/>gestion de la planification de maintenance preventive: consultation, màj</text:p>
      <text:p text:style-name="Standard"><text:tab/><text:tab/><text:span text:style-name="T1">consultation des planification d'affectation du matériel</text:span></text:p>
      <text:p text:style-name="P1"><text:tab/><text:tab/>consultation des planification d'achat/location du matériel</text:p>
      <text:p text:style-name="Standard"><text:tab/><text:tab/>consultation des factures</text:p>
      <text:p text:style-name="P1"><text:tab/><text:tab/>consultation du matériel </text:p>
      <text:p text:style-name="P2"><text:tab/><text:tab/>consultation des statistiqu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tu Stefana</meta:initial-creator>
    <meta:creation-date>2011-02-16T09:32:38.96</meta:creation-date>
    <dc:date>2011-02-16T21:11:11.04</dc:date>
    <dc:creator>Gartu Stefana</dc:creator>
    <meta:editing-duration>PT02H00M16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2" meta:paragraph-count="81" meta:word-count="399" meta:character-count="3345"/>
  </office:meta>
</office:document-meta>
</file>